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30">- <text:span text:style-name="T5">$facility_110</text:span>;</text:p>
      <text:p text:style-name="P30">- <text:span text:style-name="T5">$facility_130</text:span>;</text:p>
      <text:p text:style-name="P32"/>
      <text:p text:style-name="P13"><text:span text:style-name="T2">б</text:span><text:span text:style-name="T3">)<text:tab/></text:span><text:span text:style-name="T2">Оборудование</text:span><text:span text:style-name="T3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3">- контроль работоспособности<text:tab/></text:p>
      <text:p text:style-name="P12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</text:span>0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8">гамма-излучения БДКГ-2</text:span>04<text:span text:style-name="T8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8:28.22</dc:date>
    <meta:editing-duration>P3DT2H3M3S</meta:editing-duration>
    <meta:editing-cycles>310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1071"/>
  </office:meta>
</office:document-meta>
</file>